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Project Opename (ON): Updated Mockup Section</text:h>
      <text:p>This section includes a placeholder for the landing page screen mockup, showing user options, alien role selection, and welcoming text.</text:p>
      <text:h text:outline-level="2">Landing Page Mockup</text:h>
      <text:p>This screen introduces the platform and invites users to explore their alien role by building a casual but distinctive profile.</text:p>
      <text:p>[INSERT LandingPage_Mockup.png HERE]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